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start="Symmetric_20_Arrow" draw:marker-start-width="0.2cm" draw:marker-end="Symmetric_20_Arrow" draw:marker-end-width="0.2cm" draw:fill="none" draw:textarea-vertical-align="middle"/>
    </style:style>
    <style:style style:name="gr5" style:family="graphic" style:parent-style-name="objectwithoutfill">
      <style:graphic-properties draw:marker-start-width="0.2cm" draw:marker-end-width="0.2cm" draw:fill="none" draw:textarea-vertical-align="middle"/>
    </style:style>
    <style:style style:name="gr6" style:family="graphic" style:parent-style-name="objectwithoutfill">
      <style:graphic-properties draw:marker-start="" draw:marker-end="Symmetric_20_Arrow" draw:marker-end-width="0.2cm" draw:fill="none" draw:textarea-vertical-align="middle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left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xml:id="id1" draw:id="id1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4.8cm" svg:height="7.1cm" svg:x="5.2cm" svg:y="4.6cm">
          <text:p text:style-name="P1"><text:span text:style-name="T1"/></text:p>
        </draw:rect>
        <draw:g xml:id="id2" draw:id="id2">
          <draw:line draw:style-name="gr4" draw:text-style-name="P1" draw:layer="layout" svg:x1="5cm" svg:y1="16cm" svg:x2="5cm" svg:y2="15cm">
            <text:p/>
          </draw:line>
          <draw:line draw:style-name="gr5" draw:text-style-name="P1" draw:layer="layout" svg:x1="5.1cm" svg:y1="15cm" svg:x2="4.9cm" svg:y2="15cm">
            <text:p/>
          </draw:line>
          <draw:line draw:style-name="gr5" draw:text-style-name="P1" draw:layer="layout" svg:x1="5.1cm" svg:y1="16cm" svg:x2="4.9cm" svg:y2="16cm">
            <text:p/>
          </draw:line>
        </draw:g>
        <draw:connector draw:style-name="gr6" draw:text-style-name="P1" draw:layer="layout" draw:line-skew="0.201cm" svg:x1="5.3cm" svg:y1="16.5cm" svg:x2="4.9cm" svg:y2="15.5cm" draw:start-shape="id1" draw:start-glue-point="3" draw:end-shape="id2" draw:end-glue-point="3" svg:d="M5300 16500h-700v-1000h300" svg:viewBox="0 0 701 1001">
          <text:p/>
        </draw:connector>
        <draw:g xml:id="id3" draw:id="id3">
          <draw:line draw:style-name="gr4" draw:text-style-name="P1" draw:layer="layout" svg:x1="4.3cm" svg:y1="17cm" svg:x2="4.3cm" svg:y2="15cm">
            <text:p/>
          </draw:line>
          <draw:line draw:style-name="gr5" draw:text-style-name="P1" draw:layer="layout" svg:x1="4.4cm" svg:y1="15cm" svg:x2="4.2cm" svg:y2="15cm">
            <text:p/>
          </draw:line>
          <draw:line draw:style-name="gr5" draw:text-style-name="P1" draw:layer="layout" svg:x1="4.4cm" svg:y1="17cm" svg:x2="4.2cm" svg:y2="17cm">
            <text:p/>
          </draw:line>
        </draw:g>
        <draw:rect draw:style-name="gr1" draw:text-style-name="P2" xml:id="id8" draw:id="id8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xml:id="id6" draw:id="id6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xml:id="id4" draw:id="id4" draw:layer="layout" svg:width="4.6cm" svg:height="1cm" svg:x="5.3cm" svg:y="11.8cm">
          <text:p text:style-name="P1"><text:span text:style-name="T1">Payload Onion 3</text:span></text:p>
        </draw:rect>
        <draw:connector draw:style-name="gr6" draw:text-style-name="P1" draw:layer="layout" draw:line-skew="0.201cm" svg:x1="5.301cm" svg:y1="17.6cm" svg:x2="4.2cm" svg:y2="16cm" draw:end-shape="id3" draw:end-glue-point="3" svg:d="M5301 17600h-1401v-1600h300" svg:viewBox="0 0 1402 1601">
          <text:p/>
        </draw:connector>
        <draw:g xml:id="id5" draw:id="id5">
          <draw:line draw:style-name="gr4" draw:text-style-name="P1" draw:layer="layout" svg:x1="5cm" svg:y1="11.8cm" svg:x2="5cm" svg:y2="5.5cm">
            <text:p/>
          </draw:line>
          <draw:line draw:style-name="gr5" draw:text-style-name="P1" draw:layer="layout" svg:x1="5.1cm" svg:y1="5.5cm" svg:x2="4.9cm" svg:y2="5.5cm">
            <text:p/>
          </draw:line>
          <draw:line draw:style-name="gr5" draw:text-style-name="P1" draw:layer="layout" svg:x1="5.1cm" svg:y1="11.8cm" svg:x2="4.9cm" svg:y2="11.8cm">
            <text:p/>
          </draw:line>
        </draw:g>
        <draw:connector draw:style-name="gr6" draw:text-style-name="P1" draw:layer="layout" draw:line-skew="0.201cm" svg:x1="5.3cm" svg:y1="12.3cm" svg:x2="4.9cm" svg:y2="8.65cm" draw:start-shape="id4" draw:start-glue-point="3" draw:end-shape="id5" draw:end-glue-point="3" svg:d="M5300 12300h-700v-3650h300" svg:viewBox="0 0 701 3651">
          <text:p/>
        </draw:connector>
        <draw:g xml:id="id7" draw:id="id7">
          <draw:line draw:style-name="gr4" draw:text-style-name="P1" draw:layer="layout" svg:x1="4.3cm" svg:y1="12.8cm" svg:x2="4.3cm" svg:y2="5.5cm">
            <text:p/>
          </draw:line>
          <draw:line draw:style-name="gr5" draw:text-style-name="P1" draw:layer="layout" svg:x1="4.4cm" svg:y1="5.5cm" svg:x2="4.2cm" svg:y2="5.5cm">
            <text:p/>
          </draw:line>
          <draw:line draw:style-name="gr5" draw:text-style-name="P1" draw:layer="layout" svg:x1="4.4cm" svg:y1="12.8cm" svg:x2="4.2cm" svg:y2="12.8cm">
            <text:p/>
          </draw:line>
        </draw:g>
        <draw:connector draw:style-name="gr6" draw:text-style-name="P1" draw:layer="layout" draw:line-skew="0.201cm" svg:x1="5.3cm" svg:y1="13.3cm" svg:x2="4.2cm" svg:y2="9.15cm" draw:start-shape="id6" draw:start-glue-point="3" draw:end-shape="id7" draw:end-glue-point="3" svg:d="M5300 13300h-1400v-4150h300" svg:viewBox="0 0 1401 4151">
          <text:p/>
        </draw:connector>
        <draw:g xml:id="id9" draw:id="id9">
          <draw:line draw:style-name="gr4" draw:text-style-name="P1" draw:layer="layout" svg:x1="3.5cm" svg:y1="13.8cm" svg:x2="3.5cm" svg:y2="5.5cm">
            <text:p/>
          </draw:line>
          <draw:line draw:style-name="gr5" draw:text-style-name="P1" draw:layer="layout" svg:x1="3.6cm" svg:y1="5.5cm" svg:x2="3.4cm" svg:y2="5.5cm">
            <text:p/>
          </draw:line>
          <draw:line draw:style-name="gr5" draw:text-style-name="P1" draw:layer="layout" svg:x1="3.6cm" svg:y1="13.8cm" svg:x2="3.4cm" svg:y2="13.8cm">
            <text:p/>
          </draw:line>
        </draw:g>
        <draw:connector draw:style-name="gr6" draw:text-style-name="P1" draw:layer="layout" draw:line-skew="0cm 0cm 0.201cm" svg:x1="5.3cm" svg:y1="14.3cm" svg:x2="3.4cm" svg:y2="9.65cm" draw:start-shape="id8" draw:start-glue-point="3" draw:end-shape="id9" draw:end-glue-point="3" svg:d="M5300 14300h-850v1h-1350v-4651h300" svg:viewBox="0 0 2201 4652">
          <text:p/>
        </draw:connector>
        <draw:custom-shape draw:style-name="gr7" draw:text-style-name="P3" draw:layer="layout" svg:width="0.6cm" svg:height="1cm" svg:x="10.1cm" svg:y="17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1cm" svg:x="10.1cm" svg:y="13.8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6.9cm" svg:x="10.1cm" svg:y="4.7cm">
          <text:p text:style-name="P1"><text:span text:style-name="T2"><text:s text:c="8"/></text:span><text:span text:style-name="T2">400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draw:layer="layout" svg:width="4.6cm" svg:height="1cm" svg:x="5.3cm" svg:y="11.8cm">
          <text:p text:style-name="P1"><text:span text:style-name="T1">Payload Onion 3</text:span></text:p>
        </draw:rect>
        <draw:rect draw:style-name="gr1" draw:text-style-name="P2" draw:layer="layout" svg:width="4.6cm" svg:height="1cm" svg:x="5.3cm" svg:y="9.9cm">
          <text:p text:style-name="P4"><text:span text:style-name="T3">Return Route</text:span></text:p>
          <text:p text:style-name="P4"><text:span text:style-name="T3">Route Onion 1</text:span></text:p>
        </draw:rect>
        <draw:rect draw:style-name="gr1" draw:text-style-name="P2" draw:layer="layout" svg:width="4.6cm" svg:height="1cm" svg:x="5.3cm" svg:y="8.9cm">
          <text:p text:style-name="P4"><text:span text:style-name="T3">Return Route</text:span></text:p>
          <text:p text:style-name="P4"><text:span text:style-name="T3">Route Onion 2</text:span></text:p>
        </draw:rect>
        <draw:rect draw:style-name="gr1" draw:text-style-name="P2" draw:layer="layout" svg:width="4.6cm" svg:height="1cm" svg:x="5.3cm" svg:y="7.9cm">
          <text:p text:style-name="P4"><text:span text:style-name="T3">Return Route ID 1</text:span></text:p>
        </draw:rect>
        <draw:custom-shape draw:style-name="gr2" draw:text-style-name="P1" draw:layer="layout" svg:width="4.6cm" svg:height="0.2cm" svg:x="5.3cm" svg:y="7.7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1cm" svg:x="5.3cm" svg:y="6.7cm">
          <text:p text:style-name="P4"><text:span text:style-name="T3">Return Route</text:span></text:p>
          <text:p text:style-name="P4"><text:span text:style-name="T3">Route Onion 1</text:span></text:p>
        </draw:rect>
        <draw:rect draw:style-name="gr1" draw:text-style-name="P2" draw:layer="layout" svg:width="4.6cm" svg:height="1cm" svg:x="5.3cm" svg:y="5.7cm">
          <text:p text:style-name="P4"><text:span text:style-name="T3">Return Route</text:span></text:p>
          <text:p text:style-name="P4"><text:span text:style-name="T3">Route Onion 2</text:span></text:p>
        </draw:rect>
        <draw:rect draw:style-name="gr1" draw:text-style-name="P4" draw:layer="layout" svg:width="4.6cm" svg:height="1cm" svg:x="5.3cm" svg:y="4.7cm">
          <text:p text:style-name="P4"><text:span text:style-name="T3">Return Route ID 2</text:span></text:p>
        </draw:rect>
        <draw:rect draw:style-name="gr1" draw:text-style-name="P2" draw:layer="layout" svg:width="4.6cm" svg:height="0.7cm" svg:x="5.3cm" svg:y="10.9cm">
          <text:p text:style-name="P4"><text:span text:style-name="T3">Payload Meta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</meta:initial-creator>
    <meta:creation-date>2015-12-22T10:50:09.937339747</meta:creation-date>
    <dc:date>2015-12-22T12:35:01.728726907</dc:date>
    <dc:creator>Craig </dc:creator>
    <meta:editing-duration>PT12M56S</meta:editing-duration>
    <meta:editing-cycles>11</meta:editing-cycles>
    <meta:generator>LibreOffice/4.2.8.2$Linux_X86_64 LibreOffice_project/420m0$Build-2</meta:generator>
    <meta:document-statistic meta:object-count="51"/>
  </office:meta>
</office:document-meta>
</file>